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Verdana" fo:font-weight="normal" style:font-weight-asian="normal" style:font-weight-complex="normal"/>
    </style:style>
    <style:style style:name="T4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athan URBAIN</text:p>
      <text:p text:style-name="P3"/>
      <text:p text:style-name="P17">Documentation sur le script de passage </text:p>
      <text:p text:style-name="P17">de modèle print aux modèle d'export vers WebGL</text:p>
      <text:p text:style-name="P17">sous Blender</text:p>
      <text:p text:style-name="P1"/>
      <text:p text:style-name="P2"/>
      <text:p text:style-name="P5"><text:span text:style-name="T2">Consigne de normalisation</text:span><text:span text:style-name="T3"> </text:span></text:p>
      <text:p text:style-name="P7">(Aucune exception ne doit être faite sinon le script ne marchera pas)</text:p>
      <text:p text:style-name="P10"/>
      <text:p text:style-name="P11">Convention de nommage :</text:p>
      <text:p text:style-name="P7"><text:tab/><text:tab/>Atomes : 'Exemple' donne la partie obligatoire que doit posséder le nom </text:p>
      <text:p text:style-name="P7"><text:tab/><text:tab/><text:tab/>du mesh sous blender</text:p>
      <text:p text:style-name="P7"/>
      <text:p text:style-name="P7"><text:tab/><text:tab/><text:tab/>Carbone → 'Carb'</text:p>
      <text:p text:style-name="P7"><text:tab/><text:tab/><text:tab/>Hydrogène → 'Hydro'</text:p>
      <text:p text:style-name="P7"><text:tab/><text:tab/><text:tab/>Azote → 'Azo'</text:p>
      <text:p text:style-name="P7"><text:tab/><text:tab/><text:tab/>Oxygène → 'Oxy'</text:p>
      <text:p text:style-name="P7"><text:tab/><text:tab/><text:tab/>Chlore → 'Chlo'</text:p>
      <text:p text:style-name="P7"><text:tab/><text:tab/><text:tab/>Fluor → 'Flu'</text:p>
      <text:p text:style-name="P7"><text:tab/><text:tab/><text:tab/>Souffre → 'Souf'</text:p>
      <text:p text:style-name="P7"/>
      <text:p text:style-name="P7"><text:tab/><text:tab/>Liaisons/Valence : 'Exemple' donne la partie obligatoire que doit posséder le nom <text:tab/><text:tab/><text:tab/><text:tab/>du mesh sous blender</text:p>
      <text:p text:style-name="P7"><text:tab/><text:tab/><text:tab/></text:p>
      <text:p text:style-name="P7"><text:tab/><text:tab/><text:tab/>Simple Liaison → 'Simple'</text:p>
      <text:p text:style-name="P7"><text:tab/><text:tab/><text:tab/>Double Liaison → 'Double'</text:p>
      <text:p text:style-name="P7"><text:tab/><text:tab/><text:tab/>Valence d'atome → 'Valence'</text:p>
      <text:p text:style-name="P7"/>
      <text:p text:style-name="P12">Convention de point d'origine du mesh :</text:p>
      <text:p text:style-name="P15"><text:tab/><text:tab/></text:p>
      <text:p text:style-name="P6"><text:span text:style-name="T3"><text:tab/><text:tab/></text:span><text:span text:style-name="T5">Atome : Le script gère de lui même</text:span></text:p>
      <text:p text:style-name="P10"/>
      <text:p text:style-name="P4"><text:span text:style-name="T1"><text:tab/><text:tab/></text:span><text:span text:style-name="T4">Liaisons Double : Toutes liaisons double doit posséder sont point d'origine au <text:tab/><text:tab/><text:tab/><text:tab/><text:tab/>centre de sa masse <text:s/></text:span></text:p>
      <text:p text:style-name="P7"><text:tab/><text:tab/><text:tab/><text:tab/>( Cet origine est par défaut lors de la création du Mesh )</text:p>
      <text:p text:style-name="P7"><text:tab/><text:tab/><text:tab/>commande : Ctrl+shift+alt+C , ' Origine to center of Mass ' </text:p>
      <text:p text:style-name="P7"><text:tab/><text:tab/></text:p>
      <text:p text:style-name="P7"><text:tab/><text:tab/>Valence : Toutes valences doivent posséder sont point d'origine au centre de sa <text:tab/><text:tab/><text:tab/>face supérieur</text:p>
      <text:p text:style-name="P7"><text:tab/><text:tab/><text:tab/>manipulation : Créer le cylindre de base, passer en mode edit, <text:tab/><text:tab/><text:tab/><text:tab/><text:tab/><text:tab/><text:tab/>sélectionner toutes les edges et donner -1 en location en Z</text:p>
      <text:p text:style-name="P7"/>
      <text:p text:style-name="P7"/>
      <text:p text:style-name="P12">Consigne sur la parentation des meshs :</text:p>
      <text:p text:style-name="P7"><text:tab/></text:p>
      <text:p text:style-name="P7"><text:tab/><text:tab/>Valence : Chaque valence doit être parenté à son atome correspondant </text:p>
      <text:p text:style-name="P7"><text:tab/><text:tab/><text:tab/><text:tab/>ex : une valence carbone sera fils de l'atome carbone </text:p>
      <text:p text:style-name="P7"/>
      <text:p text:style-name="P7"><text:s/></text:p>
      <text:p text:style-name="P16">Utilisation :</text:p>
      <text:p text:style-name="P8"/>
      <text:p text:style-name="P8">Lancer la molécule a optimiser dans blender, rentrer le script par copier/coller dans la 'console python' ou le 'text editor' puis lancer la commande « optimisation() » ou lancer le script avec le bouton run ( si utilisation de test editor )</text:p>
      <text:p text:style-name="P13"><text:soft-page-break/>Pour changer les couleurs :</text:p>
      <text:p text:style-name="P13"/>
      <text:p text:style-name="P14">Changer les paramètres dans les fonctions <text:span text:style-name="T6">'couleur.. '</text:span> dans la ligne <text:span text:style-name="T6">'mat.diffuse_color'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</meta:initial-creator>
    <meta:creation-date>2016-07-08T11:51:44.53</meta:creation-date>
    <dc:date>2016-07-29T11:00:31.26</dc:date>
    <dc:creator>Nathan </dc:creator>
    <meta:editing-duration>PT6H13M8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2" meta:paragraph-count="39" meta:word-count="283" meta:character-count="1731"/>
  </office:meta>
</office:document-meta>
</file>